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91392"/>
    </style:style>
    <style:style style:name="T6" style:family="text">
      <style:text-properties officeooo:rsid="00ecc84a"/>
    </style:style>
    <style:style style:name="T7" style:family="text">
      <style:text-properties officeooo:rsid="00ed8d2e"/>
    </style:style>
    <style:style style:name="T8" style:family="text">
      <style:text-properties officeooo:rsid="00edc79e"/>
    </style:style>
    <style:style style:name="T9" style:family="text">
      <style:text-properties officeooo:rsid="00ef3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7">5</text:span> —— July 2<text:span text:style-name="T7">7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7">Scaly</text:span><text:span text:style-name="T6"> Brown</text:span></text:p>
      <text:p text:style-name="P5">Elastic: <text:span text:style-name="T7">2</text:span>mm</text:p>
      <text:p text:style-name="P5"/>
      <text:p text:style-name="P6"/>
      <text:p text:style-name="P6">Montsinger Rewrite Journals <text:span text:style-name="T9">are crafted from unique selections of leather and contain</text:span> one <text:span text:style-name="T8">interchangeable</text:span> notebook, <text:span text:style-name="T9">which can be exchanged by</text:span> slid<text:span text:style-name="T9">iding</text:span> <text:span text:style-name="T8">it</text:span> in and out of the elastic band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27T10:06:53.781360652</dc:date>
    <meta:editing-duration>P4DT2H23M23S</meta:editing-duration>
    <meta:editing-cycles>167</meta:editing-cycles>
    <meta:generator>LibreOffice/24.2.5.2$MacOSX_X86_64 LibreOffice_project/bffef4ea93e59bebbeaf7f431bb02b1a39ee8a59</meta:generator>
    <meta:print-date>2024-07-24T19:46:51.703906529</meta:print-date>
    <meta:document-statistic meta:table-count="0" meta:image-count="0" meta:object-count="0" meta:page-count="1" meta:paragraph-count="14" meta:word-count="68" meta:character-count="449" meta:non-whitespace-character-count="391"/>
  </office:meta>
</office:document-meta>
</file>